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start" style:justify-single-word="false">
        <style:tab-stops/>
      </style:paragraph-properties>
      <style:text-properties style:font-name="Arial" fo:font-size="72pt" style:font-size-asian="72pt" style:font-size-complex="7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text:tab/>2<text:tab/>3<text:tab/>4<text:tab/>5<text:tab/>6<text:tab/>7<text:tab/>8<text:tab/>9<text:tab/>A<text:tab/>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9.7cm" fo:page-height="5.001cm" style:num-format="1" style:print-orientation="landscape" fo:margin-top="1cm" fo:margin-bottom="1cm" fo:margin-left="1cm" fo:margin-right="1cm" fo:border="0.035cm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9.699cm" fo:page-height="20.999cm" style:num-format="1" style:print-orientation="landscape" fo:margin-top="2cm" fo:margin-bottom="2cm" fo:margin-left="2cm" fo:margin-right="2cm" fo:border="0.035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Quer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5-02T12:23:54</meta:creation-date>
    <dc:date>2008-05-02T12:24:02</dc:date>
    <dc:language>de-DE</dc:languag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1" meta:character-count="21"/>
  </office:meta>
</office:document-meta>
</file>